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200000071721B4EC8FDED08DA.png" manifest:media-type="image/png"/>
  <manifest:file-entry manifest:full-path="Pictures/10000000000003210000005B6CD45C609D7F334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0.642cm" svg:y="0.09cm" svg:width="15.716cm" svg:height="2.99cm" draw:z-index="0"><draw:image xlink:href="Pictures/100000000000025200000071721B4EC8FDED08DA.png" xlink:type="simple" xlink:show="embed" xlink:actuate="onLoad" draw:mime-type="image/png"/></draw:frame></text:p>
      <text:p text:style-name="Standard"/>
      <text:p text:style-name="Standard"><draw:frame draw:style-name="fr1" draw:name="Imagen2" text:anchor-type="char" svg:x="0cm" svg:y="0.222cm" svg:width="17cm" svg:height="1.93cm" draw:z-index="1"><draw:image xlink:href="Pictures/10000000000003210000005B6CD45C609D7F3346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09T11:29:16.839000000</dc:date>
    <meta:editing-duration>PT1H43M2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4.2$Windows_X86_64 LibreOffice_project/728fec16bd5f605073805c3c9e7c4212a0120dc5</meta:generator>
  </office:meta>
</office:document-meta>
</file>